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Библиотека классов</text:h>
          </table:table-cell>
        </table:table-row>
        <table:table-row table:style-name="Table1.2">
          <table:table-cell table:style-name="Table1.A2" office:value-type="string">
            <text:p text:style-name="P1">После того как выделенный блок был изменён при помощи <text:span text:style-name="T1">Редактора новых блоков</text:span>, его можно сохранить в <text:span text:style-name="T1">Библиотеке классов</text:span>. В <text:span text:style-name="T1">Библиотеку классов</text:span> можно сохранять не только одиночные блоки, но и отдельные фрагменты схемы. Для сохранения одного или нескольких элементов схемы в библиотеку классов необходимо выбрать пункт меню «<text:span text:style-name="T2">Файл – Сохранить в библиотеку</text:span>» и в появившемся диалоге ввести имя записи в библиотеке.</text:p>
            <text:p text:style-name="P1">Библиотека блоков может быть изменена при помощи специального редактора, для этого необходимо выбрать пункт меню «<text:span text:style-name="T2">Файл – Редактировать библиотеку</text:span>». </text:p>
            <text:p text:style-name="P3"><draw:frame draw:style-name="fr1" draw:name="Графический объект1" text:anchor-type="as-char" svg:width="15.346cm" svg:height="13.388cm" draw:z-index="0"><draw:image xlink:href="../ui-images/ui-3-3-ris-1.png" xlink:type="simple" xlink:show="embed" xlink:actuate="onLoad"/></draw:frame></text:p>
            <text:p text:style-name="P2">Окно редактора библиотеки блоков</text:p>
            <text:p text:style-name="P1">При помощи данного инструмента можно изменить состав библиотеки и настроить внешний вид палитры компонентов редактора схем. Палитра компонентов делится на отдельные страницы. Каждая страница может содержать несколько записей. Чтобы добавить страницу, необходимо нажать кнопку «<text:span text:style-name="T2">Добавить</text:span>» в разделе «<text:span text:style-name="T2">Страницы</text:span>». Чтобы добавить в страницу записи из общего списка, необходимо мышкой перетащить соответствующее название из списка «<text:span text:style-name="T2">Все записи</text:span>» в список «<text:span text:style-name="T2">Записи страницы</text:span>». Для каждой записи можно задать изображение, которое будет выводиться на соответствующей кнопке в палитре компонентов, и подсказку для этой кнопки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Библиотека классов</dc:title>
    <dc:date>2014-12-01T16:40:10.14</dc:date>
    <meta:generator>OpenOffice/4.1.1$Win32 OpenOffice.org_project/411m6$Build-9775</meta:generator>
    <meta:editing-duration>PT12H4M23S</meta:editing-duration>
    <meta:editing-cycles>164</meta:editing-cycles>
    <meta:document-statistic meta:table-count="1" meta:image-count="1" meta:object-count="0" meta:page-count="1" meta:paragraph-count="6" meta:word-count="164" meta:character-count="1217"/>
    <meta:user-defined meta:name="Поле 1"/>
    <meta:user-defined meta:name="Поле 2"/>
    <meta:user-defined meta:name="Поле 3"/>
    <meta:user-defined meta:name="Поле 4"/>
  </office:meta>
</office:document-meta>
</file>